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62cm" fo:min-width="4.734cm"/>
    </style:style>
    <style:style style:name="gr2" style:family="graphic" style:parent-style-name="standard">
      <style:graphic-properties draw:textarea-horizontal-align="justify" draw:textarea-vertical-align="middle" draw:auto-grow-height="false" fo:min-height="3.85cm" fo:min-width="6.7cm"/>
    </style:style>
    <style:style style:name="gr3" style:family="graphic" style:parent-style-name="standard">
      <style:graphic-properties draw:textarea-horizontal-align="justify" draw:textarea-vertical-align="middle" draw:auto-grow-height="false" fo:min-height="2.144cm" fo:min-width="4.4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3.85cm" fo:min-width="6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4cm" svg:height="4.4cm" svg:x="3.9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7.4cm" svg:height="4.4cm" svg:x="3.8cm" svg:y="23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2cm" svg:height="4.1cm" svg:x="4.2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.9cm" svg:height="3.8cm" svg:x="3.8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7.6cm" svg:y1="6.2cm" svg:x2="7.8cm" svg:y2="7.1cm" draw:start-shape="id1" draw:start-glue-point="8" draw:end-shape="id2" draw:end-glue-point="0" svg:d="M7600 6200v451h200v449" svg:viewBox="0 0 201 901">
          <text:p/>
        </draw:connector>
        <draw:connector draw:style-name="gr4" draw:text-style-name="P2" draw:layer="layout" svg:x1="7.8cm" svg:y1="11.2cm" svg:x2="7.75cm" svg:y2="12.7cm" draw:start-shape="id2" draw:start-glue-point="2" draw:end-shape="id3" draw:end-glue-point="5" svg:d="M7800 11200v750h-50v750" svg:viewBox="0 0 51 1501">
          <text:p/>
        </draw:connector>
        <draw:connector draw:style-name="gr4" draw:text-style-name="P2" draw:layer="layout" svg:x1="7.3cm" svg:y1="21.8cm" svg:x2="7.5cm" svg:y2="23.6cm" draw:start-shape="id4" draw:end-shape="id5" draw:end-glue-point="4" svg:d="M7300 21800v900h200v900" svg:viewBox="0 0 201 1801">
          <text:p/>
        </draw:connector>
        <draw:frame draw:style-name="gr5" draw:text-style-name="P3" draw:layer="layout" svg:width="4.117cm" svg:height="1.062cm" svg:x="5.983cm" svg:y="8.638cm">
          <draw:text-box>
            <text:p>pobierz= x, y</text:p>
          </draw:text-box>
        </draw:frame>
        <draw:frame draw:style-name="gr6" draw:text-style-name="P3" draw:layer="layout" svg:width="4.416cm" svg:height="1.773cm" svg:x="5.4cm" svg:y="14.1cm">
          <draw:text-box>
            <text:p>wypisz x i y</text:p>
          </draw:text-box>
        </draw:frame>
        <draw:frame draw:style-name="gr7" draw:text-style-name="P3" draw:layer="layout" svg:width="2.377cm" svg:height="0.962cm" svg:x="5.923cm" svg:y="18.938cm">
          <draw:text-box>
            <text:p>z= x+y</text:p>
          </draw:text-box>
        </draw:frame>
        <draw:custom-shape draw:style-name="gr8" draw:text-style-name="P1" xml:id="id4" draw:id="id4" draw:layer="layout" svg:width="7.2cm" svg:height="4.1cm" svg:x="3.7cm" svg:y="17.7cm">
          <text:p text:style-name="P1">z= x+ y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75cm" svg:y1="16.5cm" svg:x2="7.3cm" svg:y2="17.7cm" draw:start-shape="id3" draw:start-glue-point="8" draw:end-shape="id4" draw:end-glue-point="0" svg:d="M7750 16500v601h-450v599" svg:viewBox="0 0 4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4:15.532055592</meta:creation-date>
    <dc:date>2019-09-12T11:33:39.259169597</dc:date>
    <meta:editing-duration>PT9M23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